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pr10" style:family="presentation" style:parent-style-name="Vivid1-subtitle">
      <style:graphic-properties draw:fill-color="#ffffff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DejaVu Sans Mono"/>
    </style:style>
    <style:style style:name="P6" style:family="paragraph">
      <style:paragraph-properties fo:text-align="center"/>
      <style:text-properties fo:font-size="2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DejaVu Sans Mono"/>
    </style:style>
    <style:style style:name="T3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  <text:list-item>
                <text:p>They are not new things. We do actually think about them all the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unction call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Above the line – choosing the right algorithm</text:p>
              </text:list-item>
              <text:list-item>
                <text:p>Below the line – classic performance optimisa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3T12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JSON config</text:p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Table defs</text:p>
              </text:list-item>
            </text:list>
          </draw:text-box>
        </draw:frame>
        <draw:frame presentation:style-name="pr7" draw:layer="layout" svg:width="14.558cm" svg:height="6.179cm" svg:x="16.951cm" svg:y="12.101cm" presentation:class="outline">
          <draw:text-box>
            <text:list text:style-name="L2">
              <text:list-item>
                <text:p>CSV output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5" draw:layer="layout" svg:width="29.832cm" svg:height="12.954cm" svg:x="1.664cm" svg:y="5.334cm" presentation:class="outline">
          <draw:text-box>
            <text:list text:style-name="L2">
              <text:list-item>
                <text:p text:style-name="P4"><text:span text:style-name="T1">using array_type =</text:span><text:span text:style-name="T1"><text:line-break/></text:span><text:span text:style-name="T1"> <text:s/>std::vector&lt;std::shared_ptr&lt;json&gt;&gt;;</text:span><text:span text:style-name="T1"><text:line-break/></text:span><text:span text:style-name="T2">using object_type =</text:span><text:span text:style-name="T2"><text:line-break/></text:span><text:span text:style-name="T2"> <text:s/>std::unordered_map&lt;</text:span><text:span text:style-name="T2"><text:line-break/></text:span><text:span text:style-name="T2"> <text:s text:c="3"/>std::string, std::shared_ptr&lt;json&gt;&gt;;</text:span><text:span text:style-name="T2"><text:line-break/></text:span><text:span text:style-name="T2">using value_type = std::variant&lt;</text:span><text:span text:style-name="T2"><text:line-break/></text:span><text:span text:style-name="T2"> <text:s text:c="3"/>std::monostate,</text:span><text:span text:style-name="T2"><text:line-break/></text:span><text:span text:style-name="T2"> <text:s text:c="3"/>bool, int64_t, double,</text:span><text:span text:style-name="T2"><text:line-break/></text:span><text:span text:style-name="T2"> <text:s text:c="3"/>std::string,</text:span><text:span text:style-name="T2"><text:line-break/></text:span><text:span text:style-name="T2"> <text:s text:c="3"/>array_type, object_type&gt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6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6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6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6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oo”,”bar”</text:span><text:span text:style-name="T2"><text:line-break/></text:span><text:span text:style-name="T2">”one”,”two”</text:span><text:span text:style-name="T2"><text:line-break/></text:span><text:span text:style-name="T2">1,2</text:span><text:span text:style-name="T2"><text:line-break/></text:span><text:span text:style-name="T2">null,””</text:span><text:span text:style-name="T2"><text:line-break/></text:span><text:span text:style-name="T2">true,false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5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Remove std::endl</text:p>
          </draw:text-box>
        </draw:frame>
        <presentation:notes draw:style-name="dp5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5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6T14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3"><text:s/></text:span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2">nst auto trial = [](const std::size_t size) {</text:span></text:p>
              </text:list-item>
              <text:list-item>
                <text:p><text:span text:style-name="T2"><text:s text:c="4"/></text:span><text:span text:style-name="T2">for ( auto left = 10 &lt;&lt; 20 /* 1MB */; left; left -= size ) {</text:span></text:p>
              </text:list-item>
              <text:list-item>
                <text:p><text:span text:style-name="T2"><text:s text:c="8"/></text:span><text:span text:style-name="T2">if ( not malloc(size) ) std::exit(2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9.831cm" svg:height="4.683cm" svg:x="1.664cm" svg:y="12.10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llocation size</text:p>
              </table:table-cell>
              <table:table-cell>
                <text:p text:style-name="P6">Allocations</text:p>
              </table:table-cell>
              <table:table-cell>
                <text:p text:style-name="P6">Total time</text:p>
              </table:table-cell>
              <table:table-cell>
                <text:p text:style-name="P6">Time per allocation</text:p>
              </table:table-cell>
              <table:table-cell>
                <text:p text:style-name="P6">Time per byte</text:p>
              </table:table-cell>
            </table:table-row>
            <table:table-row table:style-name="ro1" table:default-cell-style-name="ce1">
              <table:table-cell>
                <text:p text:style-name="P6">1KB</text:p>
              </table:table-cell>
              <table:table-cell>
                <text:p text:style-name="P6">10240</text:p>
              </table:table-cell>
              <table:table-cell>
                <text:p text:style-name="P6">μs</text:p>
              </table:table-cell>
              <table:table-cell>
                <text:p text:style-name="P6">ns</text:p>
              </table:table-cell>
              <table:table-cell>
                <text:p text:style-name="P6">ps</text:p>
              </table:table-cell>
            </table:table-row>
            <table:table-row table:style-name="ro1" table:default-cell-style-name="ce1">
              <table:table-cell>
                <text:p text:style-name="P6">16KB</text:p>
              </table:table-cell>
              <table:table-cell>
                <text:p text:style-name="P6">640</text:p>
              </table:table-cell>
              <table:table-cell>
                <text:p text:style-name="P6">μs</text:p>
              </table:table-cell>
              <table:table-cell>
                <text:p text:style-name="P6">ns</text:p>
              </table:table-cell>
              <table:table-cell>
                <text:p text:style-name="P6">ps</text:p>
              </table:table-cell>
            </table:table-row>
            <table:table-row table:style-name="ro1" table:default-cell-style-name="ce1">
              <table:table-cell>
                <text:p text:style-name="P6">512KB</text:p>
              </table:table-cell>
              <table:table-cell>
                <text:p text:style-name="P6">2</text:p>
              </table:table-cell>
              <table:table-cell>
                <text:p text:style-name="P6">μs</text:p>
              </table:table-cell>
              <table:table-cell>
                <text:p text:style-name="P6">ns</text:p>
              </table:table-cell>
              <table:table-cell>
                <text:p text:style-name="P6">p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6T14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29.832cm" svg:height="6.179cm" svg:x="1.664cm" svg:y="5.334cm" presentation:class="outline" presentation:placeholder="true">
          <draw:text-box/>
        </draw:frame>
        <draw:frame presentation:style-name="pr7" draw:layer="layout" svg:width="29.832cm" svg:height="6.179cm" svg:x="1.664cm" svg:y="12.101cm" presentation:class="outline" presentation:placeholder="true">
          <draw:text-box/>
        </draw:frame>
        <presentation:notes draw:style-name="dp5"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Using std::string as a buffer</text:p>
          </draw:text-box>
        </draw:frame>
        <presentation:notes draw:style-name="dp5"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Subtle bug and to_chars</text:p>
          </draw:text-box>
        </draw:frame>
        <presentation:notes draw:style-name="dp5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Unbuffered</text:p>
          </draw:text-box>
        </draw:frame>
        <presentation:notes draw:style-name="dp5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1" presentation:presentation-page-layout-name="AL5T32">
        <office:forms form:automatic-focus="false" form:apply-design-mode="false"/>
        <draw:frame presentation:style-name="pr10" draw:text-style-name="P3" draw:layer="layout" svg:width="29.996cm" svg:height="16.255cm" svg:x="1.664cm" svg:y="0.337cm" presentation:class="subtitle" presentation:placeholder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T1H33M15S</meta:editing-duration>
    <meta:editing-cycles>9</meta:editing-cycles>
    <meta:generator>LibreOffice/6.0.3.2$Linux_X86_64 LibreOffice_project/00m0$Build-2</meta:generator>
    <dc:title>Vivid</dc:title>
    <dc:date>2018-09-16T16:47:54.554393613</dc:date>
    <meta:document-statistic meta:object-count="113"/>
  </office:meta>
</office:document-meta>
</file>